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535cm" draw:marker-end="Arrow_20_concave" draw:marker-end-width="0.35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svg:stroke-color="#999999" draw:textarea-horizontal-align="center" draw:textarea-vertical-align="middle"/>
    </style:style>
    <style:style style:name="gr4" style:family="graphic" style:parent-style-name="standard">
      <style:graphic-properties draw:fill="hatch" draw:fill-color="#99ccff" draw:fill-hatch-name="Hatch_20_1" draw:textarea-horizontal-align="center" draw:textarea-vertical-align="middle"/>
    </style:style>
    <style:style style:name="gr5" style:family="graphic" style:parent-style-name="standard">
      <style:graphic-properties draw:fill="hatch" draw:fill-hatch-name="Hatch_20_1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width="0cm" draw:fill="solid" draw:fill-color="#000000" draw:opacity="100%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5cm" svg:y1="2.25cm" svg:x2="1.75cm" svg:y2="3.75cm">
          <text:p/>
        </draw:line>
        <draw:line draw:style-name="gr1" draw:text-style-name="P1" draw:layer="layout" svg:x1="6.75cm" svg:y1="2.25cm" svg:x2="6.75cm" svg:y2="3cm">
          <text:p/>
        </draw:line>
        <draw:g>
          <draw:line draw:style-name="gr2" draw:text-style-name="P1" draw:layer="layout" svg:x1="2.253cm" svg:y1="1.25cm" svg:x2="2.753cm" svg:y2="1.25cm">
            <text:p/>
          </draw:line>
          <draw:line draw:style-name="gr2" draw:text-style-name="P1" draw:layer="layout" svg:x1="5.753cm" svg:y1="1.25cm" svg:x2="6.253cm" svg:y2="1.25cm">
            <text:p/>
          </draw:line>
          <draw:rect draw:style-name="gr3" draw:text-style-name="P1" draw:layer="layout" svg:width="3cm" svg:height="1.5cm" svg:x="2.753cm" svg:y="0.25cm">
            <text:p/>
          </draw:rect>
        </draw:g>
        <draw:rect draw:style-name="gr4" draw:text-style-name="P1" draw:layer="layout" svg:width="1cm" svg:height="2cm" svg:x="1.249cm" svg:y="0.251cm">
          <text:p/>
        </draw:rect>
        <draw:rect draw:style-name="gr5" draw:text-style-name="P1" draw:layer="layout" svg:width="1cm" svg:height="2cm" svg:x="6.25cm" svg:y="0.252cm">
          <text:p/>
        </draw:rect>
        <draw:line draw:style-name="gr6" draw:text-style-name="P1" draw:layer="layout" svg:x1="0.253cm" svg:y1="2.25cm" svg:x2="1.253cm" svg:y2="2.25cm">
          <text:p/>
        </draw:line>
        <draw:line draw:style-name="gr6" draw:text-style-name="P1" draw:layer="layout" svg:x1="5.253cm" svg:y1="2.25cm" svg:x2="6.253cm" svg:y2="2.25cm">
          <text:p/>
        </draw:line>
        <draw:g>
          <draw:circle draw:style-name="gr7" draw:text-style-name="P1" draw:layer="layout" svg:width="0.5cm" svg:height="0.5cm" svg:x="4.003cm" svg:y="0.75cm">
            <text:p/>
          </draw:circle>
          <draw:line draw:style-name="gr8" draw:text-style-name="P1" draw:layer="layout" svg:x1="4.003cm" svg:y1="1cm" svg:x2="4.503cm" svg:y2="1cm">
            <text:p/>
          </draw:line>
          <draw:line draw:style-name="gr8" draw:text-style-name="P1" draw:layer="layout" svg:x1="4.253cm" svg:y1="0.75cm" svg:x2="4.253cm" svg:y2="1.25cm">
            <text:p/>
          </draw:line>
          <draw:path draw:style-name="gr9" draw:text-style-name="P1" draw:layer="layout" svg:width="0.249cm" svg:height="0.249cm" svg:x="4.003cm" svg:y="0.75cm" svg:viewBox="0 0 250 250" svg:d="M33 125c24-40 52-68 92-92 40-23 79-33 125-33v250h-250c0-46 10-85 33-125z">
            <text:p/>
          </draw:path>
          <draw:path draw:style-name="gr9" draw:text-style-name="P1" draw:layer="layout" svg:width="-0.249cm" svg:height="-0.249cm" svg:x="4.503cm" svg:y="1.25cm" svg:viewBox="0 0 -250 -250" svg:d="M33 125c24-40 52-68 92-92 40-23 79-33 125-33v250h-250c0-46 10-85 33-125z">
            <text:p/>
          </draw:path>
        </draw:g>
        <draw:path draw:style-name="gr10" draw:text-style-name="P1" draw:layer="layout" svg:width="1.549cm" svg:height="1.549cm" svg:x="3.475cm" svg:y="0.225cm" svg:viewBox="0 0 1550 1550" svg:d="M775 1500c67 0 128-8 188-24 59-15 117-40 175-73 57-33 107-71 151-114 43-44 81-94 114-152 33-57 58-115 73-174 16-60 24-121 24-188s-8-128-24-188c-15-59-40-117-73-175-33-57-71-107-114-151-44-43-94-81-152-114-57-33-115-58-174-73-60-16-121-24-188-24s-128 8-188 24c-59 15-117 40-175 73-57 33-107 71-151 114-43 44-81 94-114 152-33 57-58 115-73 174-16 60-24 121-24 188h-50c0-71 8-137 25-201s43-125 79-186c35-62 76-115 122-162 47-46 100-87 161-122 62-36 123-62 187-79s130-25 201-25 137 8 201 25 125 43 186 79c62 35 115 76 162 122 46 47 87 100 122 161 36 62 62 123 79 187s25 130 25 201-8 137-25 201-43 125-79 186c-35 62-76 115-122 162-47 46-100 87-161 122-62 36-123 62-187 79s-130 25-201 25z">
          <text:p/>
        </draw:path>
        <draw:line draw:style-name="gr6" draw:text-style-name="P1" draw:layer="layout" svg:x1="3.5cm" svg:y1="1cm" svg:x2="3.5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3:32:11.96</dc:date>
    <meta:editing-duration>PT2H57M14S</meta:editing-duration>
    <meta:editing-cycles>121</meta:editing-cycles>
    <meta:document-statistic meta:object-count="18"/>
  </office:meta>
</office:document-meta>
</file>